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text-autospace="none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style:text-underline-style="none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weight="bold" style:font-weight-asian="bold" style:font-weight-complex="bold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</text:p>
      <text:p text:style-name="P9"/>
      <text:p text:style-name="P13"><text:span text:style-name="T14">Тип:</text:span><text:span text:style-name="T13"> БДКГ-2</text:span><text:span text:style-name="T10">24</text:span><text:span text:style-name="T3"><text:tab/></text:span><text:span text:style-name="T7">Дата проверки:</text:span><text:span text:style-name="T5"> </text:span><text:span text:style-name="T8">$date </text:span><text:span text:style-name="T5">г.</text:span></text:p>
      <text:p text:style-name="P10"/>
      <text:p text:style-name="P6">з/н:__<text:span text:style-name="T33">$allSerial</text:span></text:p>
      <text:p text:style-name="P19"/>
      <text:p text:style-name="P5">Диапазон измерения мощности амбиентной дозы (МД):</text:p>
      <text:p text:style-name="Standard"><text:span text:style-name="T6">БДКГ-2</text:span><text:span text:style-name="T9">24</text:span><text:span text:style-name="T6">: 0.0</text:span><text:span text:style-name="T9">4</text:span><text:span text:style-name="T6"> мкЗв/ч – 1 Зв/ч;</text:span></text:p>
      <text:p text:style-name="P20"/>
      <text:p text:style-name="P5">Относительная погрешность измерения:</text:p>
      <text:p text:style-name="P7">БДКГ-2<text:span text:style-name="T15">24</text:span>: 0.0<text:span text:style-name="T15">4</text:span> мкЗв/ч – 0.1 <text:span text:style-name="T23">мк</text:span>Зв/ч: ± <text:span text:style-name="T15">15</text:span> %</text:p>
      <text:p text:style-name="P7"><text:span text:style-name="T32"><text:tab/> <text:s text:c="4"/></text:span><text:s/>0.1 мкЗв/ч – 1 Зв/ч: ± <text:span text:style-name="T15">1</text:span><text:span text:style-name="T23">0</text:span> %</text:p>
      <text:p text:style-name="P11"/>
      <text:p text:style-name="P4">Условия эксплуатации:</text:p>
      <text:p text:style-name="P21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21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21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21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21"><text:span text:style-name="Знак_20_примечания"><text:span text:style-name="T34"/></text:span></text:p>
      <text:p text:style-name="P37">$facility_13+11rus 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7">H</text:span><text:span text:style-name="T18">1</text:span></text:p>
          </table:table-cell>
          <table:table-cell table:style-name="t1.D3" office:value-type="string">
            <text:p text:style-name="P33"><text:span text:style-name="T16">H</text:span><text:span text:style-name="T18">2</text:span></text:p>
          </table:table-cell>
          <table:table-cell table:style-name="t1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06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J5" office:value-type="string">
            <text:p text:style-name="P15">$1-20</text:p>
          </table:table-cell>
          <table:table-cell table:style-name="t1.K5" office:value-type="string">
            <text:p text:style-name="P17">±<text:span text:style-name="T15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table-cell table:style-name="t1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12" office:value-type="string">
            <text:p text:style-name="P14"><text:span text:style-name="T23">0,7</text:span> Зв/ч</text:p>
          </table:table-cell>
          <table:table-cell table:style-name="t1.B12" office:value-type="string">
            <text:p text:style-name="P15">$1-37</text:p>
          </table:table-cell>
          <table:table-cell table:style-name="t1.B12" office:value-type="string">
            <text:p text:style-name="P15">$1-47</text:p>
          </table:table-cell>
          <table:table-cell table:style-name="t1.B12" office:value-type="string">
            <text:p text:style-name="P15">$1-57</text:p>
          </table:table-cell>
          <table:table-cell table:style-name="t1.B12" office:value-type="string">
            <text:p text:style-name="P15">$1-67</text:p>
          </table:table-cell>
          <table:table-cell table:style-name="t1.B12" office:value-type="string">
            <text:p text:style-name="P15">$1-77</text:p>
          </table:table-cell>
          <table:table-cell table:style-name="t1.B12" office:value-type="string">
            <text:p text:style-name="P15">$1-87</text:p>
          </table:table-cell>
          <table:table-cell table:style-name="t1.B12" office:value-type="string">
            <text:p text:style-name="P15">$1-07</text:p>
          </table:table-cell>
          <table:table-cell table:style-name="t1.B12" office:value-type="string">
            <text:p text:style-name="P15">$1-17</text:p>
          </table:table-cell>
          <table:table-cell table:style-name="t1.B12" office:value-type="string">
            <text:p text:style-name="P15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2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2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7">H</text:span><text:span text:style-name="T18">1</text:span></text:p>
          </table:table-cell>
          <table:table-cell table:style-name="t2.D3" office:value-type="string">
            <text:p text:style-name="P33"><text:span text:style-name="T16">H</text:span><text:span text:style-name="T18">2</text:span></text:p>
          </table:table-cell>
          <table:table-cell table:style-name="t2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06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J5" office:value-type="string">
            <text:p text:style-name="P15">$2-20</text:p>
          </table:table-cell>
          <table:table-cell table:style-name="t2.K5" office:value-type="string">
            <text:p text:style-name="P17">±<text:span text:style-name="T15">15</text:span></text:p>
          </table:table-cell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table-cell table:style-name="t2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5</text:p>
          </table:table-cell>
          <table:table-cell table:style-name="t2.B5" office:value-type="string">
            <text:p text:style-name="P15">$2-45</text:p>
          </table:table-cell>
          <table:table-cell table:style-name="t2.B5" office:value-type="string">
            <text:p text:style-name="P15">$2-55</text:p>
          </table:table-cell>
          <table:table-cell table:style-name="t2.B5" office:value-type="string">
            <text:p text:style-name="P15">$2-65</text:p>
          </table:table-cell>
          <table:table-cell table:style-name="t2.B5" office:value-type="string">
            <text:p text:style-name="P15">$2-75</text:p>
          </table:table-cell>
          <table:table-cell table:style-name="t2.B5" office:value-type="string">
            <text:p text:style-name="P15">$2-85</text:p>
          </table:table-cell>
          <table:table-cell table:style-name="t2.B5" office:value-type="string">
            <text:p text:style-name="P15">$2-05</text:p>
          </table:table-cell>
          <table:table-cell table:style-name="t2.B5" office:value-type="string">
            <text:p text:style-name="P15">$2-15</text:p>
          </table:table-cell>
          <table:table-cell table:style-name="t2.B5" office:value-type="string">
            <text:p text:style-name="P15">$2-25</text:p>
          </table:table-cell>
          <table:covered-table-cell/>
        </table:table-row>
        <table:table-row>
          <table:table-cell table:style-name="t2.A5" office:value-type="string">
            <text:p text:style-name="P14">70 мЗв/ч</text:p>
          </table:table-cell>
          <table:table-cell table:style-name="t2.B5" office:value-type="string">
            <text:p text:style-name="P15">$2-36</text:p>
          </table:table-cell>
          <table:table-cell table:style-name="t2.B5" office:value-type="string">
            <text:p text:style-name="P15">$2-46</text:p>
          </table:table-cell>
          <table:table-cell table:style-name="t2.B5" office:value-type="string">
            <text:p text:style-name="P15">$2-56</text:p>
          </table:table-cell>
          <table:table-cell table:style-name="t2.B5" office:value-type="string">
            <text:p text:style-name="P15">$2-66</text:p>
          </table:table-cell>
          <table:table-cell table:style-name="t2.B5" office:value-type="string">
            <text:p text:style-name="P15">$2-76</text:p>
          </table:table-cell>
          <table:table-cell table:style-name="t2.B5" office:value-type="string">
            <text:p text:style-name="P15">$2-86</text:p>
          </table:table-cell>
          <table:table-cell table:style-name="t2.B5" office:value-type="string">
            <text:p text:style-name="P15">$2-06</text:p>
          </table:table-cell>
          <table:table-cell table:style-name="t2.B5" office:value-type="string">
            <text:p text:style-name="P15">$2-16</text:p>
          </table:table-cell>
          <table:table-cell table:style-name="t2.B5" office:value-type="string">
            <text:p text:style-name="P15">$2-26</text:p>
          </table:table-cell>
          <table:covered-table-cell/>
        </table:table-row>
        <table:table-row>
          <table:table-cell table:style-name="t2.A12" office:value-type="string">
            <text:p text:style-name="P14"><text:span text:style-name="T23">0,7</text:span> Зв/ч</text:p>
          </table:table-cell>
          <table:table-cell table:style-name="t2.B12" office:value-type="string">
            <text:p text:style-name="P15">$2-37</text:p>
          </table:table-cell>
          <table:table-cell table:style-name="t2.B12" office:value-type="string">
            <text:p text:style-name="P15">$2-47</text:p>
          </table:table-cell>
          <table:table-cell table:style-name="t2.B12" office:value-type="string">
            <text:p text:style-name="P15">$2-57</text:p>
          </table:table-cell>
          <table:table-cell table:style-name="t2.B12" office:value-type="string">
            <text:p text:style-name="P15">$2-67</text:p>
          </table:table-cell>
          <table:table-cell table:style-name="t2.B12" office:value-type="string">
            <text:p text:style-name="P15">$2-77</text:p>
          </table:table-cell>
          <table:table-cell table:style-name="t2.B12" office:value-type="string">
            <text:p text:style-name="P15">$2-87</text:p>
          </table:table-cell>
          <table:table-cell table:style-name="t2.B12" office:value-type="string">
            <text:p text:style-name="P15">$2-07</text:p>
          </table:table-cell>
          <table:table-cell table:style-name="t2.B12" office:value-type="string">
            <text:p text:style-name="P15">$2-17</text:p>
          </table:table-cell>
          <table:table-cell table:style-name="t2.B12" office:value-type="string">
            <text:p text:style-name="P15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3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3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7">H</text:span><text:span text:style-name="T18">1</text:span></text:p>
          </table:table-cell>
          <table:table-cell table:style-name="t3.D3" office:value-type="string">
            <text:p text:style-name="P33"><text:span text:style-name="T16">H</text:span><text:span text:style-name="T18">2</text:span></text:p>
          </table:table-cell>
          <table:table-cell table:style-name="t3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06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J5" office:value-type="string">
            <text:p text:style-name="P15">$3-20</text:p>
          </table:table-cell>
          <table:table-cell table:style-name="t3.K5" office:value-type="string">
            <text:p text:style-name="P17">±<text:span text:style-name="T15">15</text:span></text:p>
          </table:table-cell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table-cell table:style-name="t3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мЗв/ч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12" office:value-type="string">
            <text:p text:style-name="P14"><text:span text:style-name="T23">0,7</text:span> Зв/ч</text:p>
          </table:table-cell>
          <table:table-cell table:style-name="t3.B12" office:value-type="string">
            <text:p text:style-name="P15">$3-37</text:p>
          </table:table-cell>
          <table:table-cell table:style-name="t3.B12" office:value-type="string">
            <text:p text:style-name="P15">$3-47</text:p>
          </table:table-cell>
          <table:table-cell table:style-name="t3.B12" office:value-type="string">
            <text:p text:style-name="P15">$3-57</text:p>
          </table:table-cell>
          <table:table-cell table:style-name="t3.B12" office:value-type="string">
            <text:p text:style-name="P15">$3-67</text:p>
          </table:table-cell>
          <table:table-cell table:style-name="t3.B12" office:value-type="string">
            <text:p text:style-name="P15">$3-77</text:p>
          </table:table-cell>
          <table:table-cell table:style-name="t3.B12" office:value-type="string">
            <text:p text:style-name="P15">$3-87</text:p>
          </table:table-cell>
          <table:table-cell table:style-name="t3.B12" office:value-type="string">
            <text:p text:style-name="P15">$3-07</text:p>
          </table:table-cell>
          <table:table-cell table:style-name="t3.B12" office:value-type="string">
            <text:p text:style-name="P15">$3-17</text:p>
          </table:table-cell>
          <table:table-cell table:style-name="t3.B12" office:value-type="string">
            <text:p text:style-name="P15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4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4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7">H</text:span><text:span text:style-name="T18">1</text:span></text:p>
          </table:table-cell>
          <table:table-cell table:style-name="t4.D3" office:value-type="string">
            <text:p text:style-name="P33"><text:span text:style-name="T16">H</text:span><text:span text:style-name="T18">2</text:span></text:p>
          </table:table-cell>
          <table:table-cell table:style-name="t4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06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J5" office:value-type="string">
            <text:p text:style-name="P15">$4-20</text:p>
          </table:table-cell>
          <table:table-cell table:style-name="t4.K5" office:value-type="string">
            <text:p text:style-name="P17">±<text:span text:style-name="T15">15</text:span></text:p>
          </table:table-cell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table-cell table:style-name="t4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5</text:p>
          </table:table-cell>
          <table:table-cell table:style-name="t4.B5" office:value-type="string">
            <text:p text:style-name="P15">$4-45</text:p>
          </table:table-cell>
          <table:table-cell table:style-name="t4.B5" office:value-type="string">
            <text:p text:style-name="P15">$4-55</text:p>
          </table:table-cell>
          <table:table-cell table:style-name="t4.B5" office:value-type="string">
            <text:p text:style-name="P15">$4-65</text:p>
          </table:table-cell>
          <table:table-cell table:style-name="t4.B5" office:value-type="string">
            <text:p text:style-name="P15">$4-75</text:p>
          </table:table-cell>
          <table:table-cell table:style-name="t4.B5" office:value-type="string">
            <text:p text:style-name="P15">$4-85</text:p>
          </table:table-cell>
          <table:table-cell table:style-name="t4.B5" office:value-type="string">
            <text:p text:style-name="P15">$4-05</text:p>
          </table:table-cell>
          <table:table-cell table:style-name="t4.B5" office:value-type="string">
            <text:p text:style-name="P15">$4-15</text:p>
          </table:table-cell>
          <table:table-cell table:style-name="t4.B5" office:value-type="string">
            <text:p text:style-name="P15">$4-25</text:p>
          </table:table-cell>
          <table:covered-table-cell/>
        </table:table-row>
        <table:table-row>
          <table:table-cell table:style-name="t4.A5" office:value-type="string">
            <text:p text:style-name="P14">70 мЗв/ч</text:p>
          </table:table-cell>
          <table:table-cell table:style-name="t4.B5" office:value-type="string">
            <text:p text:style-name="P15">$4-36</text:p>
          </table:table-cell>
          <table:table-cell table:style-name="t4.B5" office:value-type="string">
            <text:p text:style-name="P15">$4-46</text:p>
          </table:table-cell>
          <table:table-cell table:style-name="t4.B5" office:value-type="string">
            <text:p text:style-name="P15">$4-56</text:p>
          </table:table-cell>
          <table:table-cell table:style-name="t4.B5" office:value-type="string">
            <text:p text:style-name="P15">$4-66</text:p>
          </table:table-cell>
          <table:table-cell table:style-name="t4.B5" office:value-type="string">
            <text:p text:style-name="P15">$4-76</text:p>
          </table:table-cell>
          <table:table-cell table:style-name="t4.B5" office:value-type="string">
            <text:p text:style-name="P15">$4-86</text:p>
          </table:table-cell>
          <table:table-cell table:style-name="t4.B5" office:value-type="string">
            <text:p text:style-name="P15">$4-06</text:p>
          </table:table-cell>
          <table:table-cell table:style-name="t4.B5" office:value-type="string">
            <text:p text:style-name="P15">$4-16</text:p>
          </table:table-cell>
          <table:table-cell table:style-name="t4.B5" office:value-type="string">
            <text:p text:style-name="P15">$4-26</text:p>
          </table:table-cell>
          <table:covered-table-cell/>
        </table:table-row>
        <table:table-row>
          <table:table-cell table:style-name="t4.A12" office:value-type="string">
            <text:p text:style-name="P14"><text:span text:style-name="T23">0,7</text:span> Зв/ч</text:p>
          </table:table-cell>
          <table:table-cell table:style-name="t4.B12" office:value-type="string">
            <text:p text:style-name="P15">$4-37</text:p>
          </table:table-cell>
          <table:table-cell table:style-name="t4.B12" office:value-type="string">
            <text:p text:style-name="P15">$4-47</text:p>
          </table:table-cell>
          <table:table-cell table:style-name="t4.B12" office:value-type="string">
            <text:p text:style-name="P15">$4-57</text:p>
          </table:table-cell>
          <table:table-cell table:style-name="t4.B12" office:value-type="string">
            <text:p text:style-name="P15">$4-67</text:p>
          </table:table-cell>
          <table:table-cell table:style-name="t4.B12" office:value-type="string">
            <text:p text:style-name="P15">$4-77</text:p>
          </table:table-cell>
          <table:table-cell table:style-name="t4.B12" office:value-type="string">
            <text:p text:style-name="P15">$4-87</text:p>
          </table:table-cell>
          <table:table-cell table:style-name="t4.B12" office:value-type="string">
            <text:p text:style-name="P15">$4-07</text:p>
          </table:table-cell>
          <table:table-cell table:style-name="t4.B12" office:value-type="string">
            <text:p text:style-name="P15">$4-17</text:p>
          </table:table-cell>
          <table:table-cell table:style-name="t4.B12" office:value-type="string">
            <text:p text:style-name="P15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5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5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7">H</text:span><text:span text:style-name="T18">1</text:span></text:p>
          </table:table-cell>
          <table:table-cell table:style-name="t5.D3" office:value-type="string">
            <text:p text:style-name="P33"><text:span text:style-name="T16">H</text:span><text:span text:style-name="T18">2</text:span></text:p>
          </table:table-cell>
          <table:table-cell table:style-name="t5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06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J5" office:value-type="string">
            <text:p text:style-name="P15">$5-20</text:p>
          </table:table-cell>
          <table:table-cell table:style-name="t5.K5" office:value-type="string">
            <text:p text:style-name="P17">±<text:span text:style-name="T15">15</text:span></text:p>
          </table:table-cell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table-cell table:style-name="t5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5</text:p>
          </table:table-cell>
          <table:table-cell table:style-name="t5.B5" office:value-type="string">
            <text:p text:style-name="P15">$5-45</text:p>
          </table:table-cell>
          <table:table-cell table:style-name="t5.B5" office:value-type="string">
            <text:p text:style-name="P15">$5-55</text:p>
          </table:table-cell>
          <table:table-cell table:style-name="t5.B5" office:value-type="string">
            <text:p text:style-name="P15">$5-65</text:p>
          </table:table-cell>
          <table:table-cell table:style-name="t5.B5" office:value-type="string">
            <text:p text:style-name="P15">$5-75</text:p>
          </table:table-cell>
          <table:table-cell table:style-name="t5.B5" office:value-type="string">
            <text:p text:style-name="P15">$5-85</text:p>
          </table:table-cell>
          <table:table-cell table:style-name="t5.B5" office:value-type="string">
            <text:p text:style-name="P15">$5-05</text:p>
          </table:table-cell>
          <table:table-cell table:style-name="t5.B5" office:value-type="string">
            <text:p text:style-name="P15">$5-15</text:p>
          </table:table-cell>
          <table:table-cell table:style-name="t5.B5" office:value-type="string">
            <text:p text:style-name="P15">$5-25</text:p>
          </table:table-cell>
          <table:covered-table-cell/>
        </table:table-row>
        <table:table-row>
          <table:table-cell table:style-name="t5.A5" office:value-type="string">
            <text:p text:style-name="P14">70 мЗв/ч</text:p>
          </table:table-cell>
          <table:table-cell table:style-name="t5.B5" office:value-type="string">
            <text:p text:style-name="P15">$5-36</text:p>
          </table:table-cell>
          <table:table-cell table:style-name="t5.B5" office:value-type="string">
            <text:p text:style-name="P15">$5-46</text:p>
          </table:table-cell>
          <table:table-cell table:style-name="t5.B5" office:value-type="string">
            <text:p text:style-name="P15">$5-56</text:p>
          </table:table-cell>
          <table:table-cell table:style-name="t5.B5" office:value-type="string">
            <text:p text:style-name="P15">$5-66</text:p>
          </table:table-cell>
          <table:table-cell table:style-name="t5.B5" office:value-type="string">
            <text:p text:style-name="P15">$5-76</text:p>
          </table:table-cell>
          <table:table-cell table:style-name="t5.B5" office:value-type="string">
            <text:p text:style-name="P15">$5-86</text:p>
          </table:table-cell>
          <table:table-cell table:style-name="t5.B5" office:value-type="string">
            <text:p text:style-name="P15">$5-06</text:p>
          </table:table-cell>
          <table:table-cell table:style-name="t5.B5" office:value-type="string">
            <text:p text:style-name="P15">$5-16</text:p>
          </table:table-cell>
          <table:table-cell table:style-name="t5.B5" office:value-type="string">
            <text:p text:style-name="P15">$5-26</text:p>
          </table:table-cell>
          <table:covered-table-cell/>
        </table:table-row>
        <table:table-row>
          <table:table-cell table:style-name="t5.A12" office:value-type="string">
            <text:p text:style-name="P14"><text:span text:style-name="T23">0,7</text:span> Зв/ч</text:p>
          </table:table-cell>
          <table:table-cell table:style-name="t5.B12" office:value-type="string">
            <text:p text:style-name="P15">$5-37</text:p>
          </table:table-cell>
          <table:table-cell table:style-name="t5.B12" office:value-type="string">
            <text:p text:style-name="P15">$5-47</text:p>
          </table:table-cell>
          <table:table-cell table:style-name="t5.B12" office:value-type="string">
            <text:p text:style-name="P15">$5-57</text:p>
          </table:table-cell>
          <table:table-cell table:style-name="t5.B12" office:value-type="string">
            <text:p text:style-name="P15">$5-67</text:p>
          </table:table-cell>
          <table:table-cell table:style-name="t5.B12" office:value-type="string">
            <text:p text:style-name="P15">$5-77</text:p>
          </table:table-cell>
          <table:table-cell table:style-name="t5.B12" office:value-type="string">
            <text:p text:style-name="P15">$5-87</text:p>
          </table:table-cell>
          <table:table-cell table:style-name="t5.B12" office:value-type="string">
            <text:p text:style-name="P15">$5-07</text:p>
          </table:table-cell>
          <table:table-cell table:style-name="t5.B12" office:value-type="string">
            <text:p text:style-name="P15">$5-17</text:p>
          </table:table-cell>
          <table:table-cell table:style-name="t5.B12" office:value-type="string">
            <text:p text:style-name="P15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6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6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7">H</text:span><text:span text:style-name="T18">1</text:span></text:p>
          </table:table-cell>
          <table:table-cell table:style-name="t6.D3" office:value-type="string">
            <text:p text:style-name="P33"><text:span text:style-name="T16">H</text:span><text:span text:style-name="T18">2</text:span></text:p>
          </table:table-cell>
          <table:table-cell table:style-name="t6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06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J5" office:value-type="string">
            <text:p text:style-name="P15">$6-20</text:p>
          </table:table-cell>
          <table:table-cell table:style-name="t6.K5" office:value-type="string">
            <text:p text:style-name="P17">±<text:span text:style-name="T15">15</text:span></text:p>
          </table:table-cell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table-cell table:style-name="t6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5</text:p>
          </table:table-cell>
          <table:table-cell table:style-name="t6.B5" office:value-type="string">
            <text:p text:style-name="P15">$6-45</text:p>
          </table:table-cell>
          <table:table-cell table:style-name="t6.B5" office:value-type="string">
            <text:p text:style-name="P15">$6-55</text:p>
          </table:table-cell>
          <table:table-cell table:style-name="t6.B5" office:value-type="string">
            <text:p text:style-name="P15">$6-65</text:p>
          </table:table-cell>
          <table:table-cell table:style-name="t6.B5" office:value-type="string">
            <text:p text:style-name="P15">$6-75</text:p>
          </table:table-cell>
          <table:table-cell table:style-name="t6.B5" office:value-type="string">
            <text:p text:style-name="P15">$6-85</text:p>
          </table:table-cell>
          <table:table-cell table:style-name="t6.B5" office:value-type="string">
            <text:p text:style-name="P15">$6-05</text:p>
          </table:table-cell>
          <table:table-cell table:style-name="t6.B5" office:value-type="string">
            <text:p text:style-name="P15">$6-15</text:p>
          </table:table-cell>
          <table:table-cell table:style-name="t6.B5" office:value-type="string">
            <text:p text:style-name="P15">$6-25</text:p>
          </table:table-cell>
          <table:covered-table-cell/>
        </table:table-row>
        <table:table-row>
          <table:table-cell table:style-name="t6.A5" office:value-type="string">
            <text:p text:style-name="P14">70 мЗв/ч</text:p>
          </table:table-cell>
          <table:table-cell table:style-name="t6.B5" office:value-type="string">
            <text:p text:style-name="P15">$6-36</text:p>
          </table:table-cell>
          <table:table-cell table:style-name="t6.B5" office:value-type="string">
            <text:p text:style-name="P15">$6-46</text:p>
          </table:table-cell>
          <table:table-cell table:style-name="t6.B5" office:value-type="string">
            <text:p text:style-name="P15">$6-56</text:p>
          </table:table-cell>
          <table:table-cell table:style-name="t6.B5" office:value-type="string">
            <text:p text:style-name="P15">$6-66</text:p>
          </table:table-cell>
          <table:table-cell table:style-name="t6.B5" office:value-type="string">
            <text:p text:style-name="P15">$6-76</text:p>
          </table:table-cell>
          <table:table-cell table:style-name="t6.B5" office:value-type="string">
            <text:p text:style-name="P15">$6-86</text:p>
          </table:table-cell>
          <table:table-cell table:style-name="t6.B5" office:value-type="string">
            <text:p text:style-name="P15">$6-06</text:p>
          </table:table-cell>
          <table:table-cell table:style-name="t6.B5" office:value-type="string">
            <text:p text:style-name="P15">$6-16</text:p>
          </table:table-cell>
          <table:table-cell table:style-name="t6.B5" office:value-type="string">
            <text:p text:style-name="P15">$6-26</text:p>
          </table:table-cell>
          <table:covered-table-cell/>
        </table:table-row>
        <table:table-row>
          <table:table-cell table:style-name="t6.A12" office:value-type="string">
            <text:p text:style-name="P14"><text:span text:style-name="T23">0,7</text:span> Зв/ч</text:p>
          </table:table-cell>
          <table:table-cell table:style-name="t6.B12" office:value-type="string">
            <text:p text:style-name="P15">$6-37</text:p>
          </table:table-cell>
          <table:table-cell table:style-name="t6.B12" office:value-type="string">
            <text:p text:style-name="P15">$6-47</text:p>
          </table:table-cell>
          <table:table-cell table:style-name="t6.B12" office:value-type="string">
            <text:p text:style-name="P15">$6-57</text:p>
          </table:table-cell>
          <table:table-cell table:style-name="t6.B12" office:value-type="string">
            <text:p text:style-name="P15">$6-67</text:p>
          </table:table-cell>
          <table:table-cell table:style-name="t6.B12" office:value-type="string">
            <text:p text:style-name="P15">$6-77</text:p>
          </table:table-cell>
          <table:table-cell table:style-name="t6.B12" office:value-type="string">
            <text:p text:style-name="P15">$6-87</text:p>
          </table:table-cell>
          <table:table-cell table:style-name="t6.B12" office:value-type="string">
            <text:p text:style-name="P15">$6-07</text:p>
          </table:table-cell>
          <table:table-cell table:style-name="t6.B12" office:value-type="string">
            <text:p text:style-name="P15">$6-17</text:p>
          </table:table-cell>
          <table:table-cell table:style-name="t6.B12" office:value-type="string">
            <text:p text:style-name="P15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7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7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7">H</text:span><text:span text:style-name="T18">1</text:span></text:p>
          </table:table-cell>
          <table:table-cell table:style-name="t7.D3" office:value-type="string">
            <text:p text:style-name="P33"><text:span text:style-name="T16">H</text:span><text:span text:style-name="T18">2</text:span></text:p>
          </table:table-cell>
          <table:table-cell table:style-name="t7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06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J5" office:value-type="string">
            <text:p text:style-name="P15">$7-20</text:p>
          </table:table-cell>
          <table:table-cell table:style-name="t7.K5" office:value-type="string">
            <text:p text:style-name="P17">±<text:span text:style-name="T15">15</text:span></text:p>
          </table:table-cell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table-cell table:style-name="t7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мЗв/ч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12" office:value-type="string">
            <text:p text:style-name="P14"><text:span text:style-name="T23">0,7</text:span> Зв/ч</text:p>
          </table:table-cell>
          <table:table-cell table:style-name="t7.B12" office:value-type="string">
            <text:p text:style-name="P15">$7-37</text:p>
          </table:table-cell>
          <table:table-cell table:style-name="t7.B12" office:value-type="string">
            <text:p text:style-name="P15">$7-47</text:p>
          </table:table-cell>
          <table:table-cell table:style-name="t7.B12" office:value-type="string">
            <text:p text:style-name="P15">$7-57</text:p>
          </table:table-cell>
          <table:table-cell table:style-name="t7.B12" office:value-type="string">
            <text:p text:style-name="P15">$7-67</text:p>
          </table:table-cell>
          <table:table-cell table:style-name="t7.B12" office:value-type="string">
            <text:p text:style-name="P15">$7-77</text:p>
          </table:table-cell>
          <table:table-cell table:style-name="t7.B12" office:value-type="string">
            <text:p text:style-name="P15">$7-87</text:p>
          </table:table-cell>
          <table:table-cell table:style-name="t7.B12" office:value-type="string">
            <text:p text:style-name="P15">$7-07</text:p>
          </table:table-cell>
          <table:table-cell table:style-name="t7.B12" office:value-type="string">
            <text:p text:style-name="P15">$7-17</text:p>
          </table:table-cell>
          <table:table-cell table:style-name="t7.B12" office:value-type="string">
            <text:p text:style-name="P15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8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8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7">H</text:span><text:span text:style-name="T18">1</text:span></text:p>
          </table:table-cell>
          <table:table-cell table:style-name="t8.D3" office:value-type="string">
            <text:p text:style-name="P33"><text:span text:style-name="T16">H</text:span><text:span text:style-name="T18">2</text:span></text:p>
          </table:table-cell>
          <table:table-cell table:style-name="t8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06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J5" office:value-type="string">
            <text:p text:style-name="P15">$8-20</text:p>
          </table:table-cell>
          <table:table-cell table:style-name="t8.K5" office:value-type="string">
            <text:p text:style-name="P17">±<text:span text:style-name="T15">15</text:span></text:p>
          </table:table-cell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table-cell table:style-name="t8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мЗв/ч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12" office:value-type="string">
            <text:p text:style-name="P14"><text:span text:style-name="T23">0,7</text:span> Зв/ч</text:p>
          </table:table-cell>
          <table:table-cell table:style-name="t8.B12" office:value-type="string">
            <text:p text:style-name="P15">$8-37</text:p>
          </table:table-cell>
          <table:table-cell table:style-name="t8.B12" office:value-type="string">
            <text:p text:style-name="P15">$8-47</text:p>
          </table:table-cell>
          <table:table-cell table:style-name="t8.B12" office:value-type="string">
            <text:p text:style-name="P15">$8-57</text:p>
          </table:table-cell>
          <table:table-cell table:style-name="t8.B12" office:value-type="string">
            <text:p text:style-name="P15">$8-67</text:p>
          </table:table-cell>
          <table:table-cell table:style-name="t8.B12" office:value-type="string">
            <text:p text:style-name="P15">$8-77</text:p>
          </table:table-cell>
          <table:table-cell table:style-name="t8.B12" office:value-type="string">
            <text:p text:style-name="P15">$8-87</text:p>
          </table:table-cell>
          <table:table-cell table:style-name="t8.B12" office:value-type="string">
            <text:p text:style-name="P15">$8-07</text:p>
          </table:table-cell>
          <table:table-cell table:style-name="t8.B12" office:value-type="string">
            <text:p text:style-name="P15">$8-17</text:p>
          </table:table-cell>
          <table:table-cell table:style-name="t8.B12" office:value-type="string">
            <text:p text:style-name="P15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9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9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7">H</text:span><text:span text:style-name="T18">1</text:span></text:p>
          </table:table-cell>
          <table:table-cell table:style-name="t9.D3" office:value-type="string">
            <text:p text:style-name="P33"><text:span text:style-name="T16">H</text:span><text:span text:style-name="T18">2</text:span></text:p>
          </table:table-cell>
          <table:table-cell table:style-name="t9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06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J5" office:value-type="string">
            <text:p text:style-name="P15">$9-20</text:p>
          </table:table-cell>
          <table:table-cell table:style-name="t9.K5" office:value-type="string">
            <text:p text:style-name="P17">±<text:span text:style-name="T15">15</text:span></text:p>
          </table:table-cell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table-cell table:style-name="t9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мЗв/ч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12" office:value-type="string">
            <text:p text:style-name="P14"><text:span text:style-name="T23">0,7</text:span> Зв/ч</text:p>
          </table:table-cell>
          <table:table-cell table:style-name="t9.B12" office:value-type="string">
            <text:p text:style-name="P15">$9-37</text:p>
          </table:table-cell>
          <table:table-cell table:style-name="t9.B12" office:value-type="string">
            <text:p text:style-name="P15">$9-47</text:p>
          </table:table-cell>
          <table:table-cell table:style-name="t9.B12" office:value-type="string">
            <text:p text:style-name="P15">$9-57</text:p>
          </table:table-cell>
          <table:table-cell table:style-name="t9.B12" office:value-type="string">
            <text:p text:style-name="P15">$9-67</text:p>
          </table:table-cell>
          <table:table-cell table:style-name="t9.B12" office:value-type="string">
            <text:p text:style-name="P15">$9-77</text:p>
          </table:table-cell>
          <table:table-cell table:style-name="t9.B12" office:value-type="string">
            <text:p text:style-name="P15">$9-87</text:p>
          </table:table-cell>
          <table:table-cell table:style-name="t9.B12" office:value-type="string">
            <text:p text:style-name="P15">$9-07</text:p>
          </table:table-cell>
          <table:table-cell table:style-name="t9.B12" office:value-type="string">
            <text:p text:style-name="P15">$9-17</text:p>
          </table:table-cell>
          <table:table-cell table:style-name="t9.B12" office:value-type="string">
            <text:p text:style-name="P15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0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0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7">H</text:span><text:span text:style-name="T18">1</text:span></text:p>
          </table:table-cell>
          <table:table-cell table:style-name="t10.D3" office:value-type="string">
            <text:p text:style-name="P33"><text:span text:style-name="T16">H</text:span><text:span text:style-name="T18">2</text:span></text:p>
          </table:table-cell>
          <table:table-cell table:style-name="t10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06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J5" office:value-type="string">
            <text:p text:style-name="P15">$10-20</text:p>
          </table:table-cell>
          <table:table-cell table:style-name="t10.K5" office:value-type="string">
            <text:p text:style-name="P17">±<text:span text:style-name="T15">15</text:span></text:p>
          </table:table-cell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table-cell table:style-name="t10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5</text:p>
          </table:table-cell>
          <table:table-cell table:style-name="t10.B5" office:value-type="string">
            <text:p text:style-name="P15">$10-45</text:p>
          </table:table-cell>
          <table:table-cell table:style-name="t10.B5" office:value-type="string">
            <text:p text:style-name="P15">$10-55</text:p>
          </table:table-cell>
          <table:table-cell table:style-name="t10.B5" office:value-type="string">
            <text:p text:style-name="P15">$10-65</text:p>
          </table:table-cell>
          <table:table-cell table:style-name="t10.B5" office:value-type="string">
            <text:p text:style-name="P15">$10-75</text:p>
          </table:table-cell>
          <table:table-cell table:style-name="t10.B5" office:value-type="string">
            <text:p text:style-name="P15">$10-85</text:p>
          </table:table-cell>
          <table:table-cell table:style-name="t10.B5" office:value-type="string">
            <text:p text:style-name="P15">$10-05</text:p>
          </table:table-cell>
          <table:table-cell table:style-name="t10.B5" office:value-type="string">
            <text:p text:style-name="P15">$10-15</text:p>
          </table:table-cell>
          <table:table-cell table:style-name="t10.B5" office:value-type="string">
            <text:p text:style-name="P15">$10-25</text:p>
          </table:table-cell>
          <table:covered-table-cell/>
        </table:table-row>
        <table:table-row>
          <table:table-cell table:style-name="t10.A5" office:value-type="string">
            <text:p text:style-name="P14">70 мЗв/ч</text:p>
          </table:table-cell>
          <table:table-cell table:style-name="t10.B5" office:value-type="string">
            <text:p text:style-name="P15">$10-36</text:p>
          </table:table-cell>
          <table:table-cell table:style-name="t10.B5" office:value-type="string">
            <text:p text:style-name="P15">$10-46</text:p>
          </table:table-cell>
          <table:table-cell table:style-name="t10.B5" office:value-type="string">
            <text:p text:style-name="P15">$10-56</text:p>
          </table:table-cell>
          <table:table-cell table:style-name="t10.B5" office:value-type="string">
            <text:p text:style-name="P15">$10-66</text:p>
          </table:table-cell>
          <table:table-cell table:style-name="t10.B5" office:value-type="string">
            <text:p text:style-name="P15">$10-76</text:p>
          </table:table-cell>
          <table:table-cell table:style-name="t10.B5" office:value-type="string">
            <text:p text:style-name="P15">$10-86</text:p>
          </table:table-cell>
          <table:table-cell table:style-name="t10.B5" office:value-type="string">
            <text:p text:style-name="P15">$10-06</text:p>
          </table:table-cell>
          <table:table-cell table:style-name="t10.B5" office:value-type="string">
            <text:p text:style-name="P15">$10-16</text:p>
          </table:table-cell>
          <table:table-cell table:style-name="t10.B5" office:value-type="string">
            <text:p text:style-name="P15">$10-26</text:p>
          </table:table-cell>
          <table:covered-table-cell/>
        </table:table-row>
        <table:table-row>
          <table:table-cell table:style-name="t10.A12" office:value-type="string">
            <text:p text:style-name="P14"><text:span text:style-name="T23">0,7</text:span> Зв/ч</text:p>
          </table:table-cell>
          <table:table-cell table:style-name="t10.B12" office:value-type="string">
            <text:p text:style-name="P15">$10-37</text:p>
          </table:table-cell>
          <table:table-cell table:style-name="t10.B12" office:value-type="string">
            <text:p text:style-name="P15">$10-47</text:p>
          </table:table-cell>
          <table:table-cell table:style-name="t10.B12" office:value-type="string">
            <text:p text:style-name="P15">$10-57</text:p>
          </table:table-cell>
          <table:table-cell table:style-name="t10.B12" office:value-type="string">
            <text:p text:style-name="P15">$10-67</text:p>
          </table:table-cell>
          <table:table-cell table:style-name="t10.B12" office:value-type="string">
            <text:p text:style-name="P15">$10-77</text:p>
          </table:table-cell>
          <table:table-cell table:style-name="t10.B12" office:value-type="string">
            <text:p text:style-name="P15">$10-87</text:p>
          </table:table-cell>
          <table:table-cell table:style-name="t10.B12" office:value-type="string">
            <text:p text:style-name="P15">$10-07</text:p>
          </table:table-cell>
          <table:table-cell table:style-name="t10.B12" office:value-type="string">
            <text:p text:style-name="P15">$10-17</text:p>
          </table:table-cell>
          <table:table-cell table:style-name="t10.B12" office:value-type="string">
            <text:p text:style-name="P15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1.B2" table:number-rows-spanned="3" office:value-type="string">
            <text:p text:style-name="P25">Номер источ-ника</text:p>
          </table:table-cell>
          <table:table-cell table:style-name="t1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1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1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3">Фон, нЗв/ч</text:p>
          </table:table-cell>
          <table:table-cell table:style-name="t1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17">H</text:span><text:span text:style-name="T18">1</text:span></text:p>
          </table:table-cell>
          <table:table-cell table:style-name="t11.D3" office:value-type="string">
            <text:p text:style-name="P33"><text:span text:style-name="T16">H</text:span><text:span text:style-name="T18">2</text:span></text:p>
          </table:table-cell>
          <table:table-cell table:style-name="t11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4">0,06 мкЗв/ч</text:p>
          </table:table-cell>
          <table:table-cell table:style-name="t11.B5" office:value-type="string">
            <text:p text:style-name="P18">$11-30</text:p>
          </table:table-cell>
          <table:table-cell table:style-name="t11.B5" office:value-type="string">
            <text:p text:style-name="P18">$11-40</text:p>
          </table:table-cell>
          <table:table-cell table:style-name="t11.B5" office:value-type="string">
            <text:p text:style-name="P18">$11-50</text:p>
          </table:table-cell>
          <table:table-cell table:style-name="t11.B5" office:value-type="string">
            <text:p text:style-name="P18">$11-60</text:p>
          </table:table-cell>
          <table:table-cell table:style-name="t11.B5" office:value-type="string">
            <text:p text:style-name="P18">$11-70</text:p>
          </table:table-cell>
          <table:table-cell table:style-name="t11.B5" office:value-type="string">
            <text:p text:style-name="P18">$11-80</text:p>
          </table:table-cell>
          <table:table-cell table:style-name="t11.B5" office:value-type="string">
            <text:p text:style-name="P18">$11-00</text:p>
          </table:table-cell>
          <table:table-cell table:style-name="t11.B5" office:value-type="string">
            <text:p text:style-name="P18">$11-10</text:p>
          </table:table-cell>
          <table:table-cell table:style-name="t11.J5" office:value-type="string">
            <text:p text:style-name="P18">$11-20</text:p>
          </table:table-cell>
          <table:table-cell table:style-name="t11.K5" office:value-type="string">
            <text:p text:style-name="P17">±<text:span text:style-name="T15">15</text:span></text:p>
          </table:table-cell>
        </table:table-row>
        <table:table-row>
          <table:table-cell table:style-name="t11.A5" office:value-type="string">
            <text:p text:style-name="P14">0,7 мкЗв/ч</text:p>
          </table:table-cell>
          <table:table-cell table:style-name="t11.B5" office:value-type="string">
            <text:p text:style-name="P18">$11-31</text:p>
          </table:table-cell>
          <table:table-cell table:style-name="t11.B5" office:value-type="string">
            <text:p text:style-name="P18">$11-41</text:p>
          </table:table-cell>
          <table:table-cell table:style-name="t11.B5" office:value-type="string">
            <text:p text:style-name="P18">$11-51</text:p>
          </table:table-cell>
          <table:table-cell table:style-name="t11.B5" office:value-type="string">
            <text:p text:style-name="P18">$11-61</text:p>
          </table:table-cell>
          <table:table-cell table:style-name="t11.B5" office:value-type="string">
            <text:p text:style-name="P18">$11-71</text:p>
          </table:table-cell>
          <table:table-cell table:style-name="t11.B5" office:value-type="string">
            <text:p text:style-name="P18">$11-81</text:p>
          </table:table-cell>
          <table:table-cell table:style-name="t11.B5" office:value-type="string">
            <text:p text:style-name="P18">$11-01</text:p>
          </table:table-cell>
          <table:table-cell table:style-name="t11.B5" office:value-type="string">
            <text:p text:style-name="P18">$11-11</text:p>
          </table:table-cell>
          <table:table-cell table:style-name="t11.B5" office:value-type="string">
            <text:p text:style-name="P18">$11-21</text:p>
          </table:table-cell>
          <table:table-cell table:style-name="t11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1.A5" office:value-type="string">
            <text:p text:style-name="P14">7 мкЗв/ч</text:p>
          </table:table-cell>
          <table:table-cell table:style-name="t11.B5" office:value-type="string">
            <text:p text:style-name="P18">$11-32</text:p>
          </table:table-cell>
          <table:table-cell table:style-name="t11.B5" office:value-type="string">
            <text:p text:style-name="P18">$11-42</text:p>
          </table:table-cell>
          <table:table-cell table:style-name="t11.B5" office:value-type="string">
            <text:p text:style-name="P18">$11-52</text:p>
          </table:table-cell>
          <table:table-cell table:style-name="t11.B5" office:value-type="string">
            <text:p text:style-name="P18">$11-62</text:p>
          </table:table-cell>
          <table:table-cell table:style-name="t11.B5" office:value-type="string">
            <text:p text:style-name="P18">$11-72</text:p>
          </table:table-cell>
          <table:table-cell table:style-name="t11.B5" office:value-type="string">
            <text:p text:style-name="P18">$11-82</text:p>
          </table:table-cell>
          <table:table-cell table:style-name="t11.B5" office:value-type="string">
            <text:p text:style-name="P18">$11-02</text:p>
          </table:table-cell>
          <table:table-cell table:style-name="t11.B5" office:value-type="string">
            <text:p text:style-name="P18">$11-12</text:p>
          </table:table-cell>
          <table:table-cell table:style-name="t11.B5" office:value-type="string">
            <text:p text:style-name="P18">$11-22</text:p>
          </table:table-cell>
          <table:covered-table-cell/>
        </table:table-row>
        <table:table-row>
          <table:table-cell table:style-name="t11.A5" office:value-type="string">
            <text:p text:style-name="P14">70 мкЗв/ч</text:p>
          </table:table-cell>
          <table:table-cell table:style-name="t11.B5" office:value-type="string">
            <text:p text:style-name="P18">$11-33</text:p>
          </table:table-cell>
          <table:table-cell table:style-name="t11.B5" office:value-type="string">
            <text:p text:style-name="P18">$11-43</text:p>
          </table:table-cell>
          <table:table-cell table:style-name="t11.B5" office:value-type="string">
            <text:p text:style-name="P18">$11-53</text:p>
          </table:table-cell>
          <table:table-cell table:style-name="t11.B5" office:value-type="string">
            <text:p text:style-name="P18">$11-63</text:p>
          </table:table-cell>
          <table:table-cell table:style-name="t11.B5" office:value-type="string">
            <text:p text:style-name="P18">$11-73</text:p>
          </table:table-cell>
          <table:table-cell table:style-name="t11.B5" office:value-type="string">
            <text:p text:style-name="P18">$11-83</text:p>
          </table:table-cell>
          <table:table-cell table:style-name="t11.B5" office:value-type="string">
            <text:p text:style-name="P18">$11-03</text:p>
          </table:table-cell>
          <table:table-cell table:style-name="t11.B5" office:value-type="string">
            <text:p text:style-name="P18">$11-13</text:p>
          </table:table-cell>
          <table:table-cell table:style-name="t11.B5" office:value-type="string">
            <text:p text:style-name="P18">$11-23</text:p>
          </table:table-cell>
          <table:covered-table-cell/>
        </table:table-row>
        <table:table-row>
          <table:table-cell table:style-name="t11.A5" office:value-type="string">
            <text:p text:style-name="P14">0.7 мЗв/ч</text:p>
          </table:table-cell>
          <table:table-cell table:style-name="t11.B5" office:value-type="string">
            <text:p text:style-name="P18">$11-34</text:p>
          </table:table-cell>
          <table:table-cell table:style-name="t11.B5" office:value-type="string">
            <text:p text:style-name="P18">$11-44</text:p>
          </table:table-cell>
          <table:table-cell table:style-name="t11.B5" office:value-type="string">
            <text:p text:style-name="P18">$11-54</text:p>
          </table:table-cell>
          <table:table-cell table:style-name="t11.B5" office:value-type="string">
            <text:p text:style-name="P18">$11-64</text:p>
          </table:table-cell>
          <table:table-cell table:style-name="t11.B5" office:value-type="string">
            <text:p text:style-name="P18">$11-74</text:p>
          </table:table-cell>
          <table:table-cell table:style-name="t11.B5" office:value-type="string">
            <text:p text:style-name="P18">$11-84</text:p>
          </table:table-cell>
          <table:table-cell table:style-name="t11.B5" office:value-type="string">
            <text:p text:style-name="P18">$11-04</text:p>
          </table:table-cell>
          <table:table-cell table:style-name="t11.B5" office:value-type="string">
            <text:p text:style-name="P18">$11-14</text:p>
          </table:table-cell>
          <table:table-cell table:style-name="t11.B5" office:value-type="string">
            <text:p text:style-name="P18">$11-24</text:p>
          </table:table-cell>
          <table:covered-table-cell/>
        </table:table-row>
        <table:table-row>
          <table:table-cell table:style-name="t11.A5" office:value-type="string">
            <text:p text:style-name="P14">7,0 мЗв/ч</text:p>
          </table:table-cell>
          <table:table-cell table:style-name="t11.B5" office:value-type="string">
            <text:p text:style-name="P18">$11-35</text:p>
          </table:table-cell>
          <table:table-cell table:style-name="t11.B5" office:value-type="string">
            <text:p text:style-name="P18">$11-45</text:p>
          </table:table-cell>
          <table:table-cell table:style-name="t11.B5" office:value-type="string">
            <text:p text:style-name="P18">$11-55</text:p>
          </table:table-cell>
          <table:table-cell table:style-name="t11.B5" office:value-type="string">
            <text:p text:style-name="P18">$11-65</text:p>
          </table:table-cell>
          <table:table-cell table:style-name="t11.B5" office:value-type="string">
            <text:p text:style-name="P18">$11-75</text:p>
          </table:table-cell>
          <table:table-cell table:style-name="t11.B5" office:value-type="string">
            <text:p text:style-name="P18">$11-85</text:p>
          </table:table-cell>
          <table:table-cell table:style-name="t11.B5" office:value-type="string">
            <text:p text:style-name="P18">$11-05</text:p>
          </table:table-cell>
          <table:table-cell table:style-name="t11.B5" office:value-type="string">
            <text:p text:style-name="P18">$11-15</text:p>
          </table:table-cell>
          <table:table-cell table:style-name="t11.B5" office:value-type="string">
            <text:p text:style-name="P18">$11-25</text:p>
          </table:table-cell>
          <table:covered-table-cell/>
        </table:table-row>
        <table:table-row>
          <table:table-cell table:style-name="t11.A5" office:value-type="string">
            <text:p text:style-name="P14">70 мЗв/ч</text:p>
          </table:table-cell>
          <table:table-cell table:style-name="t11.B5" office:value-type="string">
            <text:p text:style-name="P18">$11-36</text:p>
          </table:table-cell>
          <table:table-cell table:style-name="t11.B5" office:value-type="string">
            <text:p text:style-name="P18">$11-46</text:p>
          </table:table-cell>
          <table:table-cell table:style-name="t11.B5" office:value-type="string">
            <text:p text:style-name="P18">$11-56</text:p>
          </table:table-cell>
          <table:table-cell table:style-name="t11.B5" office:value-type="string">
            <text:p text:style-name="P18">$11-66</text:p>
          </table:table-cell>
          <table:table-cell table:style-name="t11.B5" office:value-type="string">
            <text:p text:style-name="P18">$11-76</text:p>
          </table:table-cell>
          <table:table-cell table:style-name="t11.B5" office:value-type="string">
            <text:p text:style-name="P18">$11-86</text:p>
          </table:table-cell>
          <table:table-cell table:style-name="t11.B5" office:value-type="string">
            <text:p text:style-name="P18">$11-06</text:p>
          </table:table-cell>
          <table:table-cell table:style-name="t11.B5" office:value-type="string">
            <text:p text:style-name="P18">$11-16</text:p>
          </table:table-cell>
          <table:table-cell table:style-name="t11.B5" office:value-type="string">
            <text:p text:style-name="P18">$11-26</text:p>
          </table:table-cell>
          <table:covered-table-cell/>
        </table:table-row>
        <table:table-row>
          <table:table-cell table:style-name="t11.A12" office:value-type="string">
            <text:p text:style-name="P14"><text:span text:style-name="T23">0,7</text:span> Зв/ч</text:p>
          </table:table-cell>
          <table:table-cell table:style-name="t11.B12" office:value-type="string">
            <text:p text:style-name="P18">$11-37</text:p>
          </table:table-cell>
          <table:table-cell table:style-name="t11.B12" office:value-type="string">
            <text:p text:style-name="P18">$11-47</text:p>
          </table:table-cell>
          <table:table-cell table:style-name="t11.B12" office:value-type="string">
            <text:p text:style-name="P18">$11-57</text:p>
          </table:table-cell>
          <table:table-cell table:style-name="t11.B12" office:value-type="string">
            <text:p text:style-name="P18">$11-67</text:p>
          </table:table-cell>
          <table:table-cell table:style-name="t11.B12" office:value-type="string">
            <text:p text:style-name="P18">$11-77</text:p>
          </table:table-cell>
          <table:table-cell table:style-name="t11.B12" office:value-type="string">
            <text:p text:style-name="P18">$11-87</text:p>
          </table:table-cell>
          <table:table-cell table:style-name="t11.B12" office:value-type="string">
            <text:p text:style-name="P18">$11-07</text:p>
          </table:table-cell>
          <table:table-cell table:style-name="t11.B12" office:value-type="string">
            <text:p text:style-name="P18">$11-17</text:p>
          </table:table-cell>
          <table:table-cell table:style-name="t11.B12" office:value-type="string">
            <text:p text:style-name="P18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2.B2" table:number-rows-spanned="3" office:value-type="string">
            <text:p text:style-name="P25">Номер источ-ника</text:p>
          </table:table-cell>
          <table:table-cell table:style-name="t1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2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2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3">Фон, нЗв/ч</text:p>
          </table:table-cell>
          <table:table-cell table:style-name="t1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17">H</text:span><text:span text:style-name="T18">1</text:span></text:p>
          </table:table-cell>
          <table:table-cell table:style-name="t12.D3" office:value-type="string">
            <text:p text:style-name="P33"><text:span text:style-name="T16">H</text:span><text:span text:style-name="T18">2</text:span></text:p>
          </table:table-cell>
          <table:table-cell table:style-name="t12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4">0,06 мкЗв/ч</text:p>
          </table:table-cell>
          <table:table-cell table:style-name="t12.B5" office:value-type="string">
            <text:p text:style-name="P18">$12-30</text:p>
          </table:table-cell>
          <table:table-cell table:style-name="t12.B5" office:value-type="string">
            <text:p text:style-name="P18">$12-40</text:p>
          </table:table-cell>
          <table:table-cell table:style-name="t12.B5" office:value-type="string">
            <text:p text:style-name="P18">$12-50</text:p>
          </table:table-cell>
          <table:table-cell table:style-name="t12.B5" office:value-type="string">
            <text:p text:style-name="P18">$12-60</text:p>
          </table:table-cell>
          <table:table-cell table:style-name="t12.B5" office:value-type="string">
            <text:p text:style-name="P18">$12-70</text:p>
          </table:table-cell>
          <table:table-cell table:style-name="t12.B5" office:value-type="string">
            <text:p text:style-name="P18">$12-80</text:p>
          </table:table-cell>
          <table:table-cell table:style-name="t12.B5" office:value-type="string">
            <text:p text:style-name="P18">$12-00</text:p>
          </table:table-cell>
          <table:table-cell table:style-name="t12.B5" office:value-type="string">
            <text:p text:style-name="P18">$12-10</text:p>
          </table:table-cell>
          <table:table-cell table:style-name="t12.J5" office:value-type="string">
            <text:p text:style-name="P18">$12-20</text:p>
          </table:table-cell>
          <table:table-cell table:style-name="t12.K5" office:value-type="string">
            <text:p text:style-name="P17">±<text:span text:style-name="T15">15</text:span></text:p>
          </table:table-cell>
        </table:table-row>
        <table:table-row>
          <table:table-cell table:style-name="t12.A5" office:value-type="string">
            <text:p text:style-name="P14">0,7 мкЗв/ч</text:p>
          </table:table-cell>
          <table:table-cell table:style-name="t12.B5" office:value-type="string">
            <text:p text:style-name="P18">$12-31</text:p>
          </table:table-cell>
          <table:table-cell table:style-name="t12.B5" office:value-type="string">
            <text:p text:style-name="P18">$12-41</text:p>
          </table:table-cell>
          <table:table-cell table:style-name="t12.B5" office:value-type="string">
            <text:p text:style-name="P18">$12-51</text:p>
          </table:table-cell>
          <table:table-cell table:style-name="t12.B5" office:value-type="string">
            <text:p text:style-name="P18">$12-61</text:p>
          </table:table-cell>
          <table:table-cell table:style-name="t12.B5" office:value-type="string">
            <text:p text:style-name="P18">$12-71</text:p>
          </table:table-cell>
          <table:table-cell table:style-name="t12.B5" office:value-type="string">
            <text:p text:style-name="P18">$12-81</text:p>
          </table:table-cell>
          <table:table-cell table:style-name="t12.B5" office:value-type="string">
            <text:p text:style-name="P18">$12-01</text:p>
          </table:table-cell>
          <table:table-cell table:style-name="t12.B5" office:value-type="string">
            <text:p text:style-name="P18">$12-11</text:p>
          </table:table-cell>
          <table:table-cell table:style-name="t12.B5" office:value-type="string">
            <text:p text:style-name="P18">$12-21</text:p>
          </table:table-cell>
          <table:table-cell table:style-name="t12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2.A5" office:value-type="string">
            <text:p text:style-name="P14">7 мкЗв/ч</text:p>
          </table:table-cell>
          <table:table-cell table:style-name="t12.B5" office:value-type="string">
            <text:p text:style-name="P18">$12-32</text:p>
          </table:table-cell>
          <table:table-cell table:style-name="t12.B5" office:value-type="string">
            <text:p text:style-name="P18">$12-42</text:p>
          </table:table-cell>
          <table:table-cell table:style-name="t12.B5" office:value-type="string">
            <text:p text:style-name="P18">$12-52</text:p>
          </table:table-cell>
          <table:table-cell table:style-name="t12.B5" office:value-type="string">
            <text:p text:style-name="P18">$12-62</text:p>
          </table:table-cell>
          <table:table-cell table:style-name="t12.B5" office:value-type="string">
            <text:p text:style-name="P18">$12-72</text:p>
          </table:table-cell>
          <table:table-cell table:style-name="t12.B5" office:value-type="string">
            <text:p text:style-name="P18">$12-82</text:p>
          </table:table-cell>
          <table:table-cell table:style-name="t12.B5" office:value-type="string">
            <text:p text:style-name="P18">$12-02</text:p>
          </table:table-cell>
          <table:table-cell table:style-name="t12.B5" office:value-type="string">
            <text:p text:style-name="P18">$12-12</text:p>
          </table:table-cell>
          <table:table-cell table:style-name="t12.B5" office:value-type="string">
            <text:p text:style-name="P18">$12-22</text:p>
          </table:table-cell>
          <table:covered-table-cell/>
        </table:table-row>
        <table:table-row>
          <table:table-cell table:style-name="t12.A5" office:value-type="string">
            <text:p text:style-name="P14">70 мкЗв/ч</text:p>
          </table:table-cell>
          <table:table-cell table:style-name="t12.B5" office:value-type="string">
            <text:p text:style-name="P18">$12-33</text:p>
          </table:table-cell>
          <table:table-cell table:style-name="t12.B5" office:value-type="string">
            <text:p text:style-name="P18">$12-43</text:p>
          </table:table-cell>
          <table:table-cell table:style-name="t12.B5" office:value-type="string">
            <text:p text:style-name="P18">$12-53</text:p>
          </table:table-cell>
          <table:table-cell table:style-name="t12.B5" office:value-type="string">
            <text:p text:style-name="P18">$12-63</text:p>
          </table:table-cell>
          <table:table-cell table:style-name="t12.B5" office:value-type="string">
            <text:p text:style-name="P18">$12-73</text:p>
          </table:table-cell>
          <table:table-cell table:style-name="t12.B5" office:value-type="string">
            <text:p text:style-name="P18">$12-83</text:p>
          </table:table-cell>
          <table:table-cell table:style-name="t12.B5" office:value-type="string">
            <text:p text:style-name="P18">$12-03</text:p>
          </table:table-cell>
          <table:table-cell table:style-name="t12.B5" office:value-type="string">
            <text:p text:style-name="P18">$12-13</text:p>
          </table:table-cell>
          <table:table-cell table:style-name="t12.B5" office:value-type="string">
            <text:p text:style-name="P18">$12-23</text:p>
          </table:table-cell>
          <table:covered-table-cell/>
        </table:table-row>
        <table:table-row>
          <table:table-cell table:style-name="t12.A5" office:value-type="string">
            <text:p text:style-name="P14">0.7 мЗв/ч</text:p>
          </table:table-cell>
          <table:table-cell table:style-name="t12.B5" office:value-type="string">
            <text:p text:style-name="P18">$12-34</text:p>
          </table:table-cell>
          <table:table-cell table:style-name="t12.B5" office:value-type="string">
            <text:p text:style-name="P18">$12-44</text:p>
          </table:table-cell>
          <table:table-cell table:style-name="t12.B5" office:value-type="string">
            <text:p text:style-name="P18">$12-54</text:p>
          </table:table-cell>
          <table:table-cell table:style-name="t12.B5" office:value-type="string">
            <text:p text:style-name="P18">$12-64</text:p>
          </table:table-cell>
          <table:table-cell table:style-name="t12.B5" office:value-type="string">
            <text:p text:style-name="P18">$12-74</text:p>
          </table:table-cell>
          <table:table-cell table:style-name="t12.B5" office:value-type="string">
            <text:p text:style-name="P18">$12-84</text:p>
          </table:table-cell>
          <table:table-cell table:style-name="t12.B5" office:value-type="string">
            <text:p text:style-name="P18">$12-04</text:p>
          </table:table-cell>
          <table:table-cell table:style-name="t12.B5" office:value-type="string">
            <text:p text:style-name="P18">$12-14</text:p>
          </table:table-cell>
          <table:table-cell table:style-name="t12.B5" office:value-type="string">
            <text:p text:style-name="P18">$12-24</text:p>
          </table:table-cell>
          <table:covered-table-cell/>
        </table:table-row>
        <table:table-row>
          <table:table-cell table:style-name="t12.A5" office:value-type="string">
            <text:p text:style-name="P14">7,0 мЗв/ч</text:p>
          </table:table-cell>
          <table:table-cell table:style-name="t12.B5" office:value-type="string">
            <text:p text:style-name="P18">$12-35</text:p>
          </table:table-cell>
          <table:table-cell table:style-name="t12.B5" office:value-type="string">
            <text:p text:style-name="P18">$12-45</text:p>
          </table:table-cell>
          <table:table-cell table:style-name="t12.B5" office:value-type="string">
            <text:p text:style-name="P18">$12-55</text:p>
          </table:table-cell>
          <table:table-cell table:style-name="t12.B5" office:value-type="string">
            <text:p text:style-name="P18">$12-65</text:p>
          </table:table-cell>
          <table:table-cell table:style-name="t12.B5" office:value-type="string">
            <text:p text:style-name="P18">$12-75</text:p>
          </table:table-cell>
          <table:table-cell table:style-name="t12.B5" office:value-type="string">
            <text:p text:style-name="P18">$12-85</text:p>
          </table:table-cell>
          <table:table-cell table:style-name="t12.B5" office:value-type="string">
            <text:p text:style-name="P18">$12-05</text:p>
          </table:table-cell>
          <table:table-cell table:style-name="t12.B5" office:value-type="string">
            <text:p text:style-name="P18">$12-15</text:p>
          </table:table-cell>
          <table:table-cell table:style-name="t12.B5" office:value-type="string">
            <text:p text:style-name="P18">$12-25</text:p>
          </table:table-cell>
          <table:covered-table-cell/>
        </table:table-row>
        <table:table-row>
          <table:table-cell table:style-name="t12.A5" office:value-type="string">
            <text:p text:style-name="P14">70 мЗв/ч</text:p>
          </table:table-cell>
          <table:table-cell table:style-name="t12.B5" office:value-type="string">
            <text:p text:style-name="P18">$12-36</text:p>
          </table:table-cell>
          <table:table-cell table:style-name="t12.B5" office:value-type="string">
            <text:p text:style-name="P18">$12-46</text:p>
          </table:table-cell>
          <table:table-cell table:style-name="t12.B5" office:value-type="string">
            <text:p text:style-name="P18">$12-56</text:p>
          </table:table-cell>
          <table:table-cell table:style-name="t12.B5" office:value-type="string">
            <text:p text:style-name="P18">$12-66</text:p>
          </table:table-cell>
          <table:table-cell table:style-name="t12.B5" office:value-type="string">
            <text:p text:style-name="P18">$12-76</text:p>
          </table:table-cell>
          <table:table-cell table:style-name="t12.B5" office:value-type="string">
            <text:p text:style-name="P18">$12-86</text:p>
          </table:table-cell>
          <table:table-cell table:style-name="t12.B5" office:value-type="string">
            <text:p text:style-name="P18">$12-06</text:p>
          </table:table-cell>
          <table:table-cell table:style-name="t12.B5" office:value-type="string">
            <text:p text:style-name="P18">$12-16</text:p>
          </table:table-cell>
          <table:table-cell table:style-name="t12.B5" office:value-type="string">
            <text:p text:style-name="P18">$12-26</text:p>
          </table:table-cell>
          <table:covered-table-cell/>
        </table:table-row>
        <table:table-row>
          <table:table-cell table:style-name="t12.A12" office:value-type="string">
            <text:p text:style-name="P14"><text:span text:style-name="T23">0,7</text:span> Зв/ч</text:p>
          </table:table-cell>
          <table:table-cell table:style-name="t12.B12" office:value-type="string">
            <text:p text:style-name="P18">$12-37</text:p>
          </table:table-cell>
          <table:table-cell table:style-name="t12.B12" office:value-type="string">
            <text:p text:style-name="P18">$12-47</text:p>
          </table:table-cell>
          <table:table-cell table:style-name="t12.B12" office:value-type="string">
            <text:p text:style-name="P18">$12-57</text:p>
          </table:table-cell>
          <table:table-cell table:style-name="t12.B12" office:value-type="string">
            <text:p text:style-name="P18">$12-67</text:p>
          </table:table-cell>
          <table:table-cell table:style-name="t12.B12" office:value-type="string">
            <text:p text:style-name="P18">$12-77</text:p>
          </table:table-cell>
          <table:table-cell table:style-name="t12.B12" office:value-type="string">
            <text:p text:style-name="P18">$12-87</text:p>
          </table:table-cell>
          <table:table-cell table:style-name="t12.B12" office:value-type="string">
            <text:p text:style-name="P18">$12-07</text:p>
          </table:table-cell>
          <table:table-cell table:style-name="t12.B12" office:value-type="string">
            <text:p text:style-name="P18">$12-17</text:p>
          </table:table-cell>
          <table:table-cell table:style-name="t12.B12" office:value-type="string">
            <text:p text:style-name="P18">$12-27</text:p>
          </table:table-cell>
          <table:covered-table-cell/>
        </table:table-row>
      </table:table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30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35in" draw:visible-area-height="1.8441in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4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15:53.42</dc:date>
    <meta:print-date>2019-04-03T15:18:00</meta:print-date>
    <meta:editing-cycles>116</meta:editing-cycles>
    <meta:editing-duration>PT8H21M35S</meta:editing-duration>
    <meta:generator>OpenOffice/4.1.6$Win32 OpenOffice.org_project/416m1$Build-9790</meta:generator>
    <meta:document-statistic meta:table-count="13" meta:image-count="0" meta:object-count="1" meta:page-count="5" meta:paragraph-count="1214" meta:word-count="1808" meta:character-count="11122"/>
  </office:meta>
</office:document-meta>
</file>